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8cm" fo:margin-left="0cm" table:align="left"/>
    </style:style>
    <style:style style:name="Table1.A" style:family="table-column">
      <style:table-column-properties style:column-width="5.71cm"/>
    </style:style>
    <style:style style:name="Table1.B" style:family="table-column">
      <style:table-column-properties style:column-width="7.489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6cm"/>
    </style:style>
    <style:style style:name="Table1.A1" style:family="table-cell">
      <style:table-cell-properties style:vertical-align="middle" fo:padding="0cm" fo:border="none"/>
    </style:style>
    <style:style style:name="Table1.3" style:family="table-row">
      <style:table-row-properties fo:background-color="#eeeeee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  <style:text-properties style:font-name="Marianne1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Marianne1" fo:font-size="10pt" officeooo:paragraph-rsid="003e267a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0ff22d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26e4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Marianne1" fo:font-size="10pt" officeooo:rsid="00126e42" officeooo:paragraph-rsid="004594db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Marianne1" fo:font-size="10pt" officeooo:paragraph-rsid="001f3e54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Marianne1" fo:font-size="10pt" officeooo:paragraph-rsid="004594db" style:font-size-asian="10pt" style:font-size-complex="10pt"/>
    </style:style>
    <style:style style:name="P8" style:family="paragraph" style:parent-style-name="Standard">
      <style:text-properties style:font-name="Marianne1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Marianne1" fo:font-size="10pt" officeooo:rsid="0026438e" officeooo:paragraph-rsid="004594db" style:font-size-asian="10pt" style:font-size-complex="10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Marianne1" fo:font-size="10pt" officeooo:rsid="002ea52c" officeooo:paragraph-rsid="004594db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Marianne1" fo:font-size="10pt" officeooo:rsid="002ea52c" officeooo:paragraph-rsid="004594d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Marianne1" fo:font-size="10pt" officeooo:rsid="001f3e54" officeooo:paragraph-rsid="004594db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Marianne1" fo:font-size="10pt" officeooo:rsid="003d1c97" officeooo:paragraph-rsid="00463abe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Marianne1" fo:font-size="10pt" officeooo:rsid="0040f447" officeooo:paragraph-rsid="00463abe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0ff22d" officeooo:paragraph-rsid="004594d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Marianne1" fo:font-size="10pt" style:text-underline-style="solid" style:text-underline-width="auto" style:text-underline-color="font-color" fo:font-weight="bold" officeooo:rsid="00373090" officeooo:paragraph-rsid="004594d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Marianne1" fo:font-size="10pt" style:text-underline-style="solid" style:text-underline-width="auto" style:text-underline-color="font-color" fo:font-weight="bold" officeooo:rsid="00126e42" officeooo:paragraph-rsid="004594d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0ff22d" officeooo:paragraph-rsid="00463abe" fo:background-color="#ffff00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47b7be" officeooo:paragraph-rsid="0047b7be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officeooo:rsid="000ff22d" officeooo:paragraph-rsid="004594db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Marianne1" fo:font-size="10pt" style:text-underline-style="solid" style:text-underline-width="auto" style:text-underline-color="font-color" officeooo:rsid="000ff22d" officeooo:paragraph-rsid="003b2e53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officeooo:rsid="003c8444" officeooo:paragraph-rsid="003c8444" fo:background-color="#ffff00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officeooo:rsid="003c8444" officeooo:paragraph-rsid="00463abe" fo:background-color="#ffff00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officeooo:rsid="003c8444" officeooo:paragraph-rsid="003c8444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officeooo:rsid="0047b7be" officeooo:paragraph-rsid="0047b7be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Marianne1" fo:font-size="10pt" style:text-underline-style="none" officeooo:rsid="00237977" officeooo:paragraph-rsid="00237977" style:font-size-asian="10pt" style:font-size-complex="10pt"/>
    </style:style>
    <style:style style:name="P29" style:family="paragraph" style:parent-style-name="Standard">
      <style:text-properties style:font-name="Marianne1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Marianne1" fo:font-size="10pt" fo:font-weight="bold" officeooo:rsid="003b2e53" officeooo:paragraph-rsid="003b2e53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Marianne1" fo:font-size="10pt" fo:font-weight="bold" officeooo:paragraph-rsid="003b2e53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officeooo:paragraph-rsid="003b2e53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start" style:justify-single-word="false"/>
      <style:text-properties officeooo:paragraph-rsid="004594db"/>
    </style:style>
    <style:style style:name="P35" style:family="paragraph" style:parent-style-name="Standard">
      <style:paragraph-properties fo:text-align="start" style:justify-single-word="false"/>
      <style:text-properties style:font-name="Marianne" fo:font-size="10pt" officeooo:rsid="002a5671" officeooo:paragraph-rsid="004594db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Marianne" fo:font-size="10pt" officeooo:paragraph-rsid="004594db" style:font-size-asian="10pt" style:font-size-complex="10pt"/>
    </style:style>
    <style:style style:name="P37" style:family="paragraph" style:parent-style-name="Standard">
      <style:text-properties officeooo:paragraph-rsid="0047b7be"/>
    </style:style>
    <style:style style:name="P38" style:family="paragraph" style:parent-style-name="Standard">
      <style:paragraph-properties fo:text-align="justify" style:justify-single-word="false"/>
      <style:text-properties style:font-name="Marianne1" fo:font-size="10pt" style:text-underline-style="none" officeooo:rsid="000ff22d" officeooo:paragraph-rsid="003c8444" fo:background-color="transparent" style:font-size-asian="10pt" style:font-size-complex="10pt"/>
    </style:style>
    <style:style style:name="P39" style:family="paragraph" style:parent-style-name="Standard" style:list-style-name="L1">
      <style:text-properties style:font-name="Marianne1" fo:font-size="10pt" style:font-size-asian="10pt" style:font-size-complex="10pt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Marianne1" fo:font-size="10pt" officeooo:rsid="00373090" officeooo:paragraph-rsid="004594db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493648" style:font-size-asian="10pt" style:font-size-complex="10pt"/>
    </style:style>
    <style:style style:name="P42" style:family="paragraph" style:parent-style-name="Standard" style:list-style-name="L2">
      <style:paragraph-properties fo:text-align="start" style:justify-single-word="false"/>
      <style:text-properties officeooo:paragraph-rsid="004594db"/>
    </style:style>
    <style:style style:name="P43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0ff22d" officeooo:paragraph-rsid="00463abe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40f447" officeooo:paragraph-rsid="00463abe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0ff22d" officeooo:paragraph-rsid="00463abe" fo:background-color="#ffff00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Marianne1" fo:font-size="10pt" officeooo:rsid="003d1c97" officeooo:paragraph-rsid="00463abe" fo:background-color="transparent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officeooo:paragraph-rsid="00493648"/>
    </style:style>
    <style:style style:name="P48" style:family="paragraph" style:parent-style-name="Standard">
      <style:text-properties style:font-name="Arial1" fo:font-size="10pt" officeooo:paragraph-rsid="00493648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0pt" officeooo:paragraph-rsid="00493648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Arial1" fo:font-size="10pt" fo:font-weight="normal" officeooo:rsid="005876a3" officeooo:paragraph-rsid="004b13de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rial1" fo:font-size="10pt" fo:font-weight="normal" officeooo:rsid="004293f5" officeooo:paragraph-rsid="004b13de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rial1" fo:font-size="10pt" fo:font-weight="normal" officeooo:rsid="006a2680" officeooo:paragraph-rsid="004b13de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officeooo:paragraph-rsid="00493648"/>
    </style:style>
    <style:style style:name="P54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 fo:font-size="10pt" officeooo:rsid="003bbf53" officeooo:paragraph-rsid="00493648" style:font-size-asian="10pt" style:font-size-complex="10pt"/>
    </style:style>
    <style:style style:name="P55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 fo:font-size="10pt" officeooo:paragraph-rsid="00493648" style:font-size-asian="10pt" style:font-size-complex="10pt"/>
    </style:style>
    <style:style style:name="P56" style:family="paragraph" style:parent-style-name="Table_20_Contents">
      <style:paragraph-properties fo:line-height="150%" fo:text-align="start" style:justify-single-word="false"/>
      <style:text-properties style:font-name="Arial1" fo:font-size="10pt" officeooo:paragraph-rsid="00493648" style:font-size-asian="10pt" style:font-size-complex="10pt"/>
    </style:style>
    <style:style style:name="P57" style:family="paragraph" style:parent-style-name="Table_20_Heading">
      <style:paragraph-properties fo:margin-left="0cm" fo:margin-right="0cm" fo:line-height="150%" fo:text-align="start" style:justify-single-word="false" fo:text-indent="0cm" style:auto-text-indent="false"/>
      <style:text-properties style:font-name="Arial1" fo:font-size="10pt" fo:font-weight="bold" officeooo:paragraph-rsid="00493648" style:font-size-asian="10pt" style:font-size-complex="10pt"/>
    </style:style>
    <style:style style:name="T1" style:family="text">
      <style:text-properties style:font-name="Marianne1"/>
    </style:style>
    <style:style style:name="T2" style:family="text">
      <style:text-properties style:font-name="Marianne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Marianne1" fo:font-size="10pt" fo:font-weight="bold" officeooo:rsid="0037b755" style:font-size-asian="10pt" style:font-weight-asian="bold" style:font-size-complex="10pt" style:font-weight-complex="bold"/>
    </style:style>
    <style:style style:name="T4" style:family="text">
      <style:text-properties style:font-name="Marianne1" fo:font-size="10pt" style:font-size-asian="10pt" style:font-size-complex="10pt"/>
    </style:style>
    <style:style style:name="T5" style:family="text">
      <style:text-properties style:font-name="Marianne1" style:text-underline-style="none"/>
    </style:style>
    <style:style style:name="T6" style:family="text">
      <style:text-properties style:font-name="Marianne1" officeooo:rsid="001f3e54"/>
    </style:style>
    <style:style style:name="T7" style:family="text">
      <style:text-properties style:font-name="Marianne1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Marianne1"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ff22d"/>
    </style:style>
    <style:style style:name="T11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2" style:family="text">
      <style:text-properties officeooo:rsid="002ee98c"/>
    </style:style>
    <style:style style:name="T13" style:family="text">
      <style:text-properties officeooo:rsid="001f3e54"/>
    </style:style>
    <style:style style:name="T14" style:family="text">
      <style:text-properties officeooo:rsid="003c8444" fo:background-color="#ffff00" loext:char-shading-value="0"/>
    </style:style>
    <style:style style:name="T15" style:family="text">
      <style:text-properties officeooo:rsid="003e267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ee98c" style:font-weight-asian="bold" style:font-weight-complex="bold"/>
    </style:style>
    <style:style style:name="T18" style:family="text">
      <style:text-properties fo:font-weight="bold" officeooo:rsid="0031727e" style:font-weight-asian="bold" style:font-weight-complex="bold"/>
    </style:style>
    <style:style style:name="T19" style:family="text">
      <style:text-properties fo:font-weight="bold" officeooo:rsid="001f3e54" style:font-weight-asian="bold" style:font-weight-complex="bold"/>
    </style:style>
    <style:style style:name="T20" style:family="text">
      <style:text-properties fo:font-weight="bold" officeooo:rsid="0030f9f4" style:font-weight-asian="bold" style:font-weight-complex="bold"/>
    </style:style>
    <style:style style:name="T21" style:family="text">
      <style:text-properties fo:font-weight="bold" officeooo:rsid="003e267a" style:font-weight-asian="bold" style:font-weight-complex="bold"/>
    </style:style>
    <style:style style:name="T22" style:family="text">
      <style:text-properties fo:font-weight="bold" officeooo:rsid="00379afd" style:font-weight-asian="bold" style:font-weight-complex="bold"/>
    </style:style>
    <style:style style:name="T23" style:family="text">
      <style:text-properties officeooo:rsid="003f8a39"/>
    </style:style>
    <style:style style:name="T24" style:family="text">
      <style:text-properties officeooo:rsid="003776f6"/>
    </style:style>
    <style:style style:name="T25" style:family="text">
      <style:text-properties officeooo:rsid="000ff22d"/>
    </style:style>
    <style:style style:name="T26" style:family="text">
      <style:text-properties officeooo:rsid="00126e42"/>
    </style:style>
    <style:style style:name="T27" style:family="text">
      <style:text-properties officeooo:rsid="0026438e"/>
    </style:style>
    <style:style style:name="T28" style:family="text">
      <style:text-properties style:font-name="Marianne" fo:font-size="10pt" officeooo:rsid="00126e42" style:font-size-asian="10pt" style:font-size-complex="10pt"/>
    </style:style>
    <style:style style:name="T29" style:family="text">
      <style:text-properties style:font-name="Marianne" fo:font-size="10pt" officeooo:rsid="0012cb24" style:font-size-asian="10pt" style:font-size-complex="10pt"/>
    </style:style>
    <style:style style:name="T30" style:family="text">
      <style:text-properties style:font-name="Marianne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Marianne" fo:font-size="10pt" fo:font-weight="normal" officeooo:rsid="00126e42" style:font-size-asian="10pt" style:font-weight-asian="normal" style:font-size-complex="10pt" style:font-weight-complex="normal"/>
    </style:style>
    <style:style style:name="T32" style:family="text">
      <style:text-properties style:font-name="Marianne" officeooo:rsid="002a5671"/>
    </style:style>
    <style:style style:name="T33" style:family="text">
      <style:text-properties officeooo:rsid="002a5671"/>
    </style:style>
    <style:style style:name="T34" style:family="text">
      <style:text-properties officeooo:rsid="0031727e"/>
    </style:style>
    <style:style style:name="T35" style:family="text">
      <style:text-properties officeooo:rsid="0030f9f4"/>
    </style:style>
    <style:style style:name="T36" style:family="text">
      <style:text-properties officeooo:rsid="000ecf87"/>
    </style:style>
    <style:style style:name="T37" style:family="text">
      <style:text-properties officeooo:rsid="0015b010"/>
    </style:style>
    <style:style style:name="T38" style:family="text">
      <style:text-properties officeooo:rsid="00369286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background-color="transparent" loext:char-shading-value="0"/>
    </style:style>
    <style:style style:name="T41" style:family="text">
      <style:text-properties style:font-name="Marianne1"/>
    </style:style>
    <style:style style:name="T42" style:family="text">
      <style:text-properties style:font-name="Marianne1" style:text-underline-style="none" fo:font-weight="normal" fo:background-color="transparent" loext:char-shading-value="0" style:font-weight-asian="normal" style:font-weight-complex="normal"/>
    </style:style>
    <style:style style:name="T43" style:family="text">
      <style:text-properties style:font-name="Marianne1" fo:background-color="transparent" loext:char-shading-value="0"/>
    </style:style>
    <style:style style:name="T44" style:family="text">
      <style:text-properties officeooo:rsid="00493648"/>
    </style:style>
    <style:style style:name="T45" style:family="text">
      <style:text-properties style:font-name="Arial1"/>
    </style:style>
    <style:style style:name="T46" style:family="text">
      <style:text-properties style:font-name="Arial1" fo:font-size="10pt" style:font-size-asian="10pt" style:font-size-complex="10pt"/>
    </style:style>
    <style:style style:name="T47" style:family="text">
      <style:text-properties style:font-name="Arial1" fo:font-size="10pt" officeooo:rsid="003e267a" style:font-size-asian="10pt" style:font-size-complex="10pt"/>
    </style:style>
    <style:style style:name="T48" style:family="text">
      <style:text-properties style:font-name="Arial1" fo:font-size="10pt" officeooo:rsid="001f3e54" style:font-size-asian="10pt" style:font-size-complex="10pt"/>
    </style:style>
    <style:style style:name="T49" style:family="text">
      <style:text-properties style:font-name="Arial1" fo:font-size="10pt" officeooo:rsid="002ee98c" style:font-size-asian="10pt" style:font-size-complex="10pt"/>
    </style:style>
    <style:style style:name="T50" style:family="text">
      <style:text-properties style:font-name="Arial1" fo:font-size="10pt" fo:font-weight="bold" officeooo:rsid="002ee98c" style:font-size-asian="10pt" style:font-weight-asian="bold" style:font-size-complex="10pt" style:font-weight-complex="bold"/>
    </style:style>
    <style:style style:name="T51" style:family="text">
      <style:text-properties style:font-name="Arial1" fo:font-size="10pt" fo:font-weight="bold" officeooo:rsid="0030f9f4" style:font-size-asian="10pt" style:font-weight-asian="bold" style:font-size-complex="10pt" style:font-weight-complex="bold"/>
    </style:style>
    <style:style style:name="T52" style:family="text">
      <style:text-properties style:font-name="Arial1" officeooo:rsid="001f3e54"/>
    </style:style>
    <style:style style:name="T53" style:family="text">
      <style:text-properties style:font-name="Arial1" fo:font-weight="bold" officeooo:rsid="002ee98c" style:font-weight-asian="bold" style:font-weight-complex="bold"/>
    </style:style>
    <style:style style:name="T54" style:family="text">
      <style:text-properties officeooo:rsid="00379afd"/>
    </style:style>
    <style:style style:name="T55" style:family="text">
      <style:text-properties fo:font-variant="normal" fo:text-transform="none" fo:color="#161616" loext:opacity="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officeooo:rsid="003bbf53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463bf6"/>
    </style:style>
    <style:style style:name="T59" style:family="text">
      <style:text-properties officeooo:rsid="006cce7a"/>
    </style:style>
    <style:style style:name="T60" style:family="text">
      <style:text-properties officeooo:rsid="0048475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Dossier de demande de dérogation à la réglementation espèces protégées</text:p>
      <text:p text:style-name="P30"/>
      <text:p text:style-name="P32"><text:span text:style-name="Source_20_Text"><text:span text:style-name="T7">{nom}</text:span></text:span></text:p>
      <text:p text:style-name="P23"><text:span text:style-name="Source_20_Text"><text:span text:style-name="T8">{demandeur}</text:span></text:span></text:p>
      <text:p text:style-name="P23"><text:span text:style-name="Source_20_Text"><text:span text:style-name="T8">{localisation}</text:span></text:span></text:p>
      <text:p text:style-name="P31"/>
      <text:p text:style-name="P33"><text:span text:style-name="T2">N°</text:span><text:span text:style-name="Source_20_Text"><text:span text:style-name="T2">{identifiant_onagre}</text:span></text:span><text:span text:style-name="T2"> </text:span></text:p>
      <text:p text:style-name="P1"/>
      <text:p text:style-name="P1"/>
      <text:p text:style-name="P15">Présentation du projet :</text:p>
      <text:p text:style-name="P28">{description}</text:p>
      <text:p text:style-name="P3"/>
      <text:p text:style-name="P15">Présentation du pétitionaire :</text:p>
      <text:p text:style-name="P21"><text:span text:style-name="Source_20_Text"><text:span text:style-name="T5">{demandeur}</text:span></text:span><text:span text:style-name="T9"> </text:span></text:p>
      <text:p text:style-name="P21"/>
      <text:p text:style-name="P26"><text:span text:style-name="T16">Activité principale : </text:span><text:span text:style-name="T10">{activité_principale} </text:span></text:p>
      <text:p text:style-name="P38"/>
      <text:p text:style-name="P20"><text:span text:style-name="T25">A</text:span>utorisation environnementale :</text:p>
      <text:p text:style-name="P37"><text:span text:style-name="Source_20_Text"><text:span text:style-name="T4">{#if régime_autorisation_environnementale_renseigné}</text:span></text:span></text:p>
      <text:p text:style-name="P37"><text:span text:style-name="Source_20_Text"><text:span text:style-name="T4"/></text:span></text:p>
      <text:p text:style-name="P37"><text:span text:style-name="Source_20_Text"><text:span text:style-name="T4">Il s’agit d’un projet en Autorisation environnementale : <text:s/>{#if régime_autorisation_environnementale} </text:span></text:span><text:span text:style-name="Source_20_Text"><text:span text:style-name="T3">Oui</text:span></text:span><text:span text:style-name="Source_20_Text"><text:span text:style-name="T4"> {:else} </text:span></text:span><text:span text:style-name="Source_20_Text"><text:span text:style-name="T3">Non</text:span></text:span><text:span text:style-name="Source_20_Text"><text:span text:style-name="T4"> {/if}</text:span></text:span></text:p>
      <text:p text:style-name="P37"><text:span text:style-name="Source_20_Text"><text:span text:style-name="T4"/></text:span></text:p>
      <text:p text:style-name="P27"><text:span text:style-name="Source_20_Text"><text:span text:style-name="T5">{/if}</text:span></text:span></text:p>
      <text:p text:style-name="P24"/>
      <text:p text:style-name="P43">Synthèse des éléments démontrant qu'il n'existe aucune alternative au projet : </text:p>
      <text:p text:style-name="P19"><text:span text:style-name="Source_20_Text"><text:span text:style-name="T42">{justification_absence_autre_solution_satisfaisante}</text:span></text:span><text:span text:style-name="T42"> </text:span></text:p>
      <text:p text:style-name="P19"/>
      <text:p text:style-name="P46"><text:span text:style-name="T39">Motif de la dérogation :</text:span> </text:p>
      <text:p text:style-name="P13"><text:span text:style-name="Source_20_Text"><text:span text:style-name="T43">{motif_dérogation}</text:span></text:span><text:span text:style-name="T43"> </text:span></text:p>
      <text:p text:style-name="P44">Justification du m<text:span text:style-name="T44">o</text:span>t<text:span text:style-name="T44">i</text:span>f de la dérogation :</text:p>
      <text:p text:style-name="P14"><text:span text:style-name="Source_20_Text"><text:span text:style-name="T1">{justification_motif_dérogation}</text:span></text:span></text:p>
      <text:p text:style-name="P25"/>
      <text:p text:style-name="P3"/>
      <text:p text:style-name="P15">Objet de la demande et espèces concernées :</text:p>
      <text:p text:style-name="P4"/>
      <text:p text:style-name="P41"><text:span text:style-name="Source_20_Text"><text:span text:style-name="T52">L</text:span></text:span><text:span text:style-name="Source_20_Text"><text:span text:style-name="T45">es espèces visées par la présente dérogation sont les suivantes :</text:span></text:span></text:p>
      <text:p text:style-name="P48">{#each liste_espèces_par_impact as é<text:span text:style-name="T54">lément</text:span>}</text:p>
      <text:p text:style-name="P48"/>
      <text:p text:style-name="P48"><text:span text:style-name="T16">{é</text:span><text:span text:style-name="T22">lément</text:span><text:span text:style-name="T16">.</text:span><text:span text:style-name="T22">impact</text:span><text:span text:style-name="T16">}</text:span></text:p>
      <text:p text:style-name="P53"><text:span text:style-name="Source_20_Text"><text:span text:style-name="T55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7">Espèce</text:p>
            </table:table-cell>
            <table:table-cell table:style-name="Table1.A1" office:value-type="string">
              <text:p text:style-name="P57">{#each é<text:span text:style-name="T56">lément.liste_noms_impacts_quantifiés</text:span> as nomColonne}</text:p>
            </table:table-cell>
            <table:table-cell table:style-name="Table1.A1" office:value-type="string">
              <text:p text:style-name="P57">{nomColonne}</text:p>
            </table:table-cell>
            <table:table-cell table:style-name="Table1.A1" office:value-type="string">
              <text:p text:style-name="P57">{/each}</text:p>
            </table:table-cell>
          </table:table-row>
        </table:table-header-rows>
        <table:table-row>
          <table:table-cell table:style-name="Table1.A1" office:value-type="string">
            <text:p text:style-name="P48">{#each élément.liste_espèces as espèce}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55"/>
          </table:table-cell>
        </table:table-row>
        <table:table-row table:style-name="Table1.3">
          <table:table-cell table:style-name="Table1.A1" office:value-type="string">
            <text:p text:style-name="P55">{espèce.nomVernaculaire} (<text:span text:style-name="T57">{espèce.nomScientifique}</text:span>)</text:p>
          </table:table-cell>
          <table:table-cell table:style-name="Table1.A1" office:value-type="string">
            <text:p text:style-name="P54">{#each espèce.liste_impacts_quantifiés as impact_quantifié}</text:p>
          </table:table-cell>
          <table:table-cell table:style-name="Table1.A1" office:value-type="string">
            <text:p text:style-name="P54">{impact_quantifié}</text:p>
          </table:table-cell>
          <table:table-cell table:style-name="Table1.A1" office:value-type="string">
            <text:p text:style-name="P54">{/each}</text:p>
          </table:table-cell>
        </table:table-row>
        <table:table-row>
          <table:table-cell table:style-name="Table1.A1" office:value-type="string">
            <text:p text:style-name="P55">{/each}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6"/>
          </table:table-cell>
        </table:table-row>
      </table:table>
      <text:p text:style-name="P47"><text:span text:style-name="Source_20_Text"><text:span text:style-name="T46">{/each}</text:span></text:span></text:p>
      <text:p text:style-name="P47"><text:span text:style-name="Source_20_Text"><text:span text:style-name="T46"/></text:span></text:p>
      <text:p text:style-name="P49"><text:soft-page-break/><text:span text:style-name="T15">Les travaux ou interventions se dér</text:span><text:span text:style-name="T23">ou</text:span><text:span text:style-name="T15">leront </text:span><text:span text:style-name="T21">du </text:span><text:span text:style-name="T17">{formatter_date_simple</text:span><text:span text:style-name="T18">(</text:span><text:span text:style-name="T17">date_début_intervention</text:span><text:span text:style-name="T18">)</text:span><text:span text:style-name="T17">}</text:span><text:span text:style-name="T19"> au </text:span><text:span text:style-name="T17">{formatter_date_simple</text:span><text:span text:style-name="T18">(</text:span><text:span text:style-name="T17">date_fin_intervention</text:span><text:span text:style-name="T18">)</text:span><text:span text:style-name="T17">}</text:span><text:span text:style-name="T12">.</text:span></text:p>
      <text:p text:style-name="P49"/>
      <text:p text:style-name="P49"><text:span text:style-name="Source_20_Text"><text:span text:style-name="T47">La dérogation est demandée </text:span></text:span><text:span text:style-name="Source_20_Text"><text:span text:style-name="T48">pour une durée de </text:span></text:span><text:span text:style-name="Source_20_Text"><text:span text:style-name="T50">{afficher_nombre</text:span></text:span><text:span text:style-name="Source_20_Text"><text:span text:style-name="T51">(</text:span></text:span><text:span text:style-name="Source_20_Text"><text:span text:style-name="T50">durée_intervention</text:span></text:span><text:span text:style-name="Source_20_Text"><text:span text:style-name="T51">)</text:span></text:span><text:span text:style-name="Source_20_Text"><text:span text:style-name="T50">} an</text:span></text:span><text:span text:style-name="Source_20_Text"><text:span text:style-name="T53">s</text:span></text:span><text:span text:style-name="Source_20_Text"><text:span text:style-name="T48">.</text:span></text:span></text:p>
      <text:p text:style-name="P47"><text:span text:style-name="Source_20_Text"><text:span text:style-name="T46"/></text:span></text:p>
      <text:p text:style-name="P16">Méthode, période et lieux d’intervention :</text:p>
      <text:p text:style-name="P22"/>
      <text:p text:style-name="P9">{scientifique.description_protocole_suivi}</text:p>
      <text:p text:style-name="P7"/>
      <text:p text:style-name="P9">{#if scientifique.mode_capture}</text:p>
      <text:p text:style-name="P7"><text:span text:style-name="T25">M</text:span><text:span text:style-name="T26">éthode de capture : </text:span><text:span text:style-name="T27">{scientifique.mode_capture}</text:span></text:p>
      <text:p text:style-name="P9">{/if}</text:p>
      <text:p text:style-name="P7"/>
      <text:p text:style-name="P34"><text:span text:style-name="T28">Utilisation de sources lu</text:span><text:span text:style-name="T29">min</text:span><text:span text:style-name="T28">euses :</text:span><text:span text:style-name="T31"> </text:span><text:span text:style-name="T30">{#if scientifique.modalités_source_lumineuses} Oui {:else}Non {/if}</text:span></text:p>
      <text:p text:style-name="P35">{#if scientifique.modalités_source_lumineuses }</text:p>
      <text:p text:style-name="P36"><text:span text:style-name="T26">Modalités d’utilisation de sources lumineuses : </text:span><text:span text:style-name="T33">{scientifique.modalités_source_lumineuses}</text:span></text:p>
      <text:p text:style-name="P35">{/if}</text:p>
      <text:p text:style-name="P7"/>
      <text:p text:style-name="P5"><text:span text:style-name="T25">M</text:span>odalités de marquage :</text:p>
      <text:p text:style-name="P10">{<text:span text:style-name="T32">scientifique.modalités_marquage</text:span>}</text:p>
      <text:p text:style-name="P7"/>
      <text:p text:style-name="P5">Modalités de transport :</text:p>
      <text:p text:style-name="P11">{<text:span text:style-name="T32">scientifique.modalités_transport</text:span>}</text:p>
      <text:p text:style-name="P7"/>
      <text:p text:style-name="P12">La dérogation est demandée pour la période du <text:span text:style-name="T12">{formatter_date_simple</text:span><text:span text:style-name="T34">(</text:span><text:span text:style-name="T12">date_début_intervention</text:span><text:span text:style-name="T34">)</text:span><text:span text:style-name="T12">}</text:span> au <text:span text:style-name="T12">{formatter_date_simple</text:span><text:span text:style-name="T34">(</text:span><text:span text:style-name="T12">date_fin_intervention</text:span><text:span text:style-name="T34">)</text:span><text:span text:style-name="T12">}</text:span>, pour une durée de <text:span text:style-name="T12">{afficher_nombre</text:span><text:span text:style-name="T35">(</text:span><text:span text:style-name="T12">durée_intervention</text:span><text:span text:style-name="T35">)</text:span><text:span text:style-name="T12">} ans</text:span>.</text:p>
      <text:p text:style-name="P7"/>
      <text:p text:style-name="P7"><text:span text:style-name="T36">Le suivi concerne</text:span> le<text:span text:style-name="T37">s localisation</text:span>s suivant<text:span text:style-name="T37">e</text:span>s : </text:p>
      <text:list xml:id="list1661031892" text:style-name="L2">
        <text:list-item>
          <text:p text:style-name="P42"><text:span text:style-name="Source_20_Text"><text:span text:style-name="T4">{localisation}</text:span></text:span><text:span text:style-name="T4"> </text:span></text:p>
        </text:list-item>
      </text:list>
      <text:p text:style-name="P7"><text:span text:style-name="T26">et plus particulièrement le périmètre suivant : </text:span><text:span text:style-name="T38">{scientifique.périmètre_intervention}</text:span></text:p>
      <text:p text:style-name="P5"/>
      <text:p text:style-name="P18"><text:span text:style-name="T25">P</text:span>ersonnes amenées à intervenir :</text:p>
      <text:list xml:id="list735162909" text:style-name="L3">
        <text:list-item>
          <text:p text:style-name="P40">{#each scientifique.intervenants as personne}</text:p>
        </text:list-item>
        <text:list-item>
          <text:p text:style-name="P40">{personne.nom_complet} – {personne.qualification}</text:p>
        </text:list-item>
        <text:list-item>
          <text:p text:style-name="P40">{/each}</text:p>
        </text:list-item>
      </text:list>
      <text:p text:style-name="P7"/>
      <text:p text:style-name="P17"><text:span text:style-name="T24">{</text:span>scientifique.<text:span text:style-name="T24">précisions_autres_intervenants}</text:span></text:p>
      <text:p text:style-name="P2"/>
      <text:p text:style-name="P2"><text:span text:style-name="T15">Les travaux ou interventions se dér</text:span><text:span text:style-name="T23">ou</text:span><text:span text:style-name="T15">leront </text:span><text:span text:style-name="T21">du </text:span><text:span text:style-name="T17">{formatter_date_simple</text:span><text:span text:style-name="T18">(</text:span><text:span text:style-name="T17">date_début_intervention</text:span><text:span text:style-name="T18">)</text:span><text:span text:style-name="T17">}</text:span><text:span text:style-name="T19"> au </text:span><text:span text:style-name="T17">{formatter_date_simple</text:span><text:span text:style-name="T18">(</text:span><text:span text:style-name="T17">date_fin_intervention</text:span><text:span text:style-name="T18">)</text:span><text:span text:style-name="T17">}</text:span><text:span text:style-name="T12">.</text:span></text:p>
      <text:p text:style-name="P2"/>
      <text:p text:style-name="P2"><text:span text:style-name="T15">La dérogation est demandée </text:span><text:span text:style-name="T13">pour une durée de </text:span><text:span text:style-name="T17">{afficher_nombre</text:span><text:span text:style-name="T20">(</text:span><text:span text:style-name="T17">durée_intervention</text:span><text:span text:style-name="T20">)</text:span><text:span text:style-name="T17">} ans</text:span><text:span text:style-name="T19">.</text:span></text:p>
      <text:p text:style-name="P2"/>
      <text:p text:style-name="P50">{#if mesures_erc_prévues_renseigné}</text:p>
      <text:p text:style-name="P51">Le dossier prévoit des mesures ERC : <text:span text:style-name="T58">{#if </text:span><text:span text:style-name="T59">mesures_erc_prévues</text:span><text:span text:style-name="T58">} </text:span><text:span text:style-name="T60">Oui</text:span><text:span text:style-name="T58"> {:else} </text:span><text:span text:style-name="T60">Non</text:span><text:span text:style-name="T58"> {/if}</text:span></text:p>
      <text:p text:style-name="P52">{:else}</text:p>
      <text:p text:style-name="P52">Le porteur de projet n’a pas explicité s’il prévoyait des mesures ERC.</text:p>
      <text:p text:style-name="P50">{/if}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anessa Rispal</meta:initial-creator>
    <meta:creation-date>2025-04-23T11:07:03.927000000</meta:creation-date>
    <dc:date>2025-07-04T16:34:04.865000000</dc:date>
    <meta:editing-duration>PT6H57M20S</meta:editing-duration>
    <meta:editing-cycles>60</meta:editing-cycles>
    <meta:generator>LibreOffice/7.3.7.2.M8$Windows_X86_64 LibreOffice_project/6d3c621d2a55ad69069ee1e9770686c208fa23a7</meta:generator>
    <dc:creator>Vanessa Rispal</dc:creator>
    <meta:document-statistic meta:table-count="1" meta:image-count="0" meta:object-count="0" meta:page-count="2" meta:paragraph-count="66" meta:word-count="284" meta:character-count="2875" meta:non-whitespace-character-count="2650"/>
  </office:meta>
</office:document-meta>
</file>